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11b257" officeooo:paragraph-rsid="0011b257"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1b257" officeooo:paragraph-rsid="0011b257"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1b257" officeooo:paragraph-rsid="0011b257"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1b257" officeooo:paragraph-rsid="0011b257"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style:text-underline-style="none" fo:font-weight="bold" officeooo:rsid="0011b257" officeooo:paragraph-rsid="0011b257"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officeooo:rsid="0011b257" officeooo:paragraph-rsid="0011b257"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11b257" officeooo:paragraph-rsid="0011b257"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cella Code Challenge</text:p>
      <text:p text:style-name="P3"/>
      <text:p text:style-name="P4"/>
      <text:p text:style-name="P4"/>
      <text:p text:style-name="P5">Points: 5 points</text:p>
      <text:p text:style-name="P6"/>
      <text:p text:style-name="P6">Objective: <text:s text:c="2"/>A word x is an anagram of another word y if we can produce y by rearranging the letters of x. Write a function that takes two strings, and determines if they are anagrams.</text:p>
      <text:p text:style-name="P6"/>
      <text:p text:style-name="P6">create an API that takes an array of arrays, where each sub-array is a list of 2 strings</text:p>
      <text:p text:style-name="P6">return an array of boolean values, indicating whether each sub-array is an anagram or not</text:p>
      <text:p text:style-name="P6">you can ignore case, assume everything is submitted in lowercase</text:p>
      <text:p text:style-name="P6">only deal with letters [a - z] and spaces</text:p>
      <text:p text:style-name="P6">What Should I Submit for Answers?</text:p>
      <text:p text:style-name="P6"/>
      <text:p text:style-name="P6">Create an API that evaluates whether a list of string pairs are anagrams. Returns a list of True/False.</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one", "neo"], ["not", "net"]]' [api url]</text:p>
      <text:p text:style-name="P6">Outputs from your API may be encapsulated in JSON with a data element.</text:p>
      <text:p text:style-name="P6">e.g., output:</text:p>
      <text:p text:style-name="P6"/>
      <text:p text:style-name="P6">{ "data": [true, false] }</text:p>
      <text:p text:style-name="P6"/>
      <text:p text:style-name="P5">Points: 5 points</text:p>
      <text:p text:style-name="P6"/>
      <text:p text:style-name="P6">Objective: <text:s text:c="2"/>Write a program to check if a string is a palindrome or not. Remember a string is a palindrome if it remains unchanged when reversed, for example 'dad' is a palindrome as reverse of 'dad' is 'dad' whereas 'program' is not a palindrome. Some other palindrome strings are 'mom', 'madam,' 'abcba'.</text:p>
      <text:p text:style-name="P6"/>
      <text:p text:style-name="P6">create an API that takes a list of strings and returns a list of booleans</text:p>
      <text:p text:style-name="P6">the API will return True or False depending on whether each input is a palindrome or not</text:p>
      <text:p text:style-name="P6">assume all words contain letters [a-z] in lowercase</text:p>
      <text:p text:style-name="P6">What Should I Submit for Answers?</text:p>
      <text:p text:style-name="P6"/>
      <text:p text:style-name="P6">Create an API to take a list of strings and indicate whether each is a palindrome</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abc", "kayak"]' [api url]</text:p>
      <text:p text:style-name="P6">Outputs from your API may be encapsulated in JSON with a data element.</text:p>
      <text:p text:style-name="P6">e.g., output:</text:p>
      <text:p text:style-name="P6"/>
      <text:p text:style-name="P6">{ "data": [false, true] }</text:p>
      <text:p text:style-name="P6"/>
      <text:p text:style-name="P5">Points: 10 points</text:p>
      <text:p text:style-name="P6"/>
      <text:p text:style-name="P6">Objective: <text:s text:c="2"/>The Fibonacci sequence is present throughout the natural world. Most programmers are <text:soft-page-break/>familiar with the sequence which starts 1,1,2,3,5,8,13 and continues to any given upper limit. Each new term in the Fibonacci sequence is generated by adding the previous two terms. Create a program, which, given an array of indexes, returns the Fibonacci elements at the respective indexes.</text:p>
      <text:p text:style-name="P6"/>
      <text:p text:style-name="P6">create an API endpoint that takes an array of integers as input</text:p>
      <text:p text:style-name="P6">return an array with the corresponding fibonacci element of the input array</text:p>
      <text:p text:style-name="P6">assume the 1st element of the array starts at 1</text:p>
      <text:p text:style-name="P6">assume the value of that 1st element also begins at 1</text:p>
      <text:p text:style-name="P6">What Should I Submit for Answers?</text:p>
      <text:p text:style-name="P6"/>
      <text:p text:style-name="P6">Create an API for the Fibonacci sequence</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 2, 3]' [api url]</text:p>
      <text:p text:style-name="P6">Outputs from your API may be encapsulated in JSON with a data element.</text:p>
      <text:p text:style-name="P6">e.g., output:</text:p>
      <text:p text:style-name="P6"/>
      <text:p text:style-name="P6">{ "data": [1, 1, 2] }</text:p>
      <text:p text:style-name="P1"/>
      <text:p text:style-name="P1"/>
      <text:p text:style-name="P1"/>
      <text:p text:style-name="P1"/>
      <text:p text:style-name="P6">Points: 10 points</text:p>
      <text:p text:style-name="P6"/>
      <text:p text:style-name="P6">Objective: <text:s text:c="2"/>Write a program that takes numbers from 1 to 100 and returns their FizzBuzz values. The program returns "Fizz" for input values which are multiples of 2 and "Buzz" for input values which are multiples of 3. If the number is a multiple of both 2 and 3 then the program returns "FizzBuzz". Otherwise, the program returns the input number.</text:p>
      <text:p text:style-name="P6"/>
      <text:p text:style-name="P6">create an API that takes a list of integers and returns a list of strings</text:p>
      <text:p text:style-name="P6">the list of strings corresponds to the FizzBuzz value of the given input</text:p>
      <text:p text:style-name="P6">assume the input numbers are between 1 and 100 inclusively</text:p>
      <text:p text:style-name="P6">What Should I Submit for Answers?</text:p>
      <text:p text:style-name="P6"/>
      <text:p text:style-name="P6">Create an API for FizzBuzz</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 2, 3]' [api url]</text:p>
      <text:p text:style-name="P6">Outputs from your API may be encapsulated in JSON with a data element.</text:p>
      <text:p text:style-name="P6">e.g., output:</text:p>
      <text:p text:style-name="P6"/>
      <text:p text:style-name="P6">{ "data": ["1", "Fizz", "Buzz"] }</text:p>
      <text:p text:style-name="P6"/>
      <text:p text:style-name="P6"/>
      <text:p text:style-name="P6"/>
      <text:p text:style-name="P6"/>
      <text:p text:style-name="P6"/>
      <text:p text:style-name="P6"/>
      <text:p text:style-name="P6"><text:soft-page-break/></text:p>
      <text:p text:style-name="P6">Points: 10 points</text:p>
      <text:p text:style-name="P6"/>
      <text:p text:style-name="P6">Objective: <text:s text:c="2"/>A prime number (or a prime) is a natural number greater than 1 that has no positive divisors other than 1 and itself. Write a function that determines whether a given number is a prime number or not.</text:p>
      <text:p text:style-name="P6"/>
      <text:p text:style-name="P6">create an API that takes a list of numbers, and returns a list of booleans</text:p>
      <text:p text:style-name="P6">the API returns a list of booleans indicating whether each number in the input is prime or not</text:p>
      <text:p text:style-name="P6">assume the numbers will start at 2, which is prime</text:p>
      <text:p text:style-name="P6">What Should I Submit for Answers?</text:p>
      <text:p text:style-name="P6"/>
      <text:p text:style-name="P6">Create an API to take a list of numbers and indicate whether each number is prime or not</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2, 3, 4]' [api url]</text:p>
      <text:p text:style-name="P6">Outputs from your API may be encapsulated in JSON with a data element.</text:p>
      <text:p text:style-name="P6">e.g., output:</text:p>
      <text:p text:style-name="P6"/>
      <text:p text:style-name="P6">{ "data": [true, true, false] }</text:p>
      <text:p text:style-name="P6"/>
      <text:p text:style-name="P6">Points: 10 points</text:p>
      <text:p text:style-name="P6"/>
      <text:p text:style-name="P6">Objective: <text:s text:c="2"/>Write a function that computes the sum of the squares of the digits of an integer passed to it.</text:p>
      <text:p text:style-name="P6"/>
      <text:p text:style-name="P6">create an API that takes a list of numbers and returns a list of each number's sum of squares</text:p>
      <text:p text:style-name="P6">Additional Info.:</text:p>
      <text:p text:style-name="P6">For example, SumOfSquares(987) should return 194, since 9*9 + 8*8 + 7*7 = 81 + 64 + 49 = 194</text:p>
      <text:p text:style-name="P6">What Should I Submit for Answers?</text:p>
      <text:p text:style-name="P6"/>
      <text:p text:style-name="P6">Create an API that takes an input list of numbers and outputs the sum of squares for each item in the list.</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40, 27]' [api url]</text:p>
      <text:p text:style-name="P6">Outputs from your API may be encapsulated in JSON with a data element.</text:p>
      <text:p text:style-name="P6">e.g., output:</text:p>
      <text:p text:style-name="P6"/>
      <text:p text:style-name="P6">{ "data": [16, 53] }</text:p>
      <text:p text:style-name="P6"/>
      <text:p text:style-name="P6"/>
      <text:p text:style-name="P6"/>
      <text:p text:style-name="P6"/>
      <text:p text:style-name="P6"/>
      <text:p text:style-name="P6"/>
      <text:p text:style-name="P6"/>
      <text:p text:style-name="P6"/>
      <text:p text:style-name="P6"><text:soft-page-break/>Objective: <text:s text:c="2"/>Sexy primes are prime numbers that differ from each other by six. For example, the numbers 5 and 11 are both sexy primes Write a function that given a maximum number prints all pairs of sexy primes from 1 until that number.</text:p>
      <text:p text:style-name="P6"/>
      <text:p text:style-name="P6">create an API that takes a number and returns a list of sexy primes below that number</text:p>
      <text:p text:style-name="P6">the API will return a list of lists where each sub-list is of size 2, representing a sexy prime pair</text:p>
      <text:p text:style-name="P6">for example, SexyPrimes.list_primes(15) would yield [[5,11], [7,13]]</text:p>
      <text:p text:style-name="P6">Additional Info.:</text:p>
      <text:p text:style-name="P6">If either number in the sexy prime pair is greater than the input, then that pair should be excluded</text:p>
      <text:p text:style-name="P6">What Should I Submit for Answers?</text:p>
      <text:p text:style-name="P6"/>
      <text:p text:style-name="P6">Create an API to list all sexy primes less than 500.</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5]' [api url]</text:p>
      <text:p text:style-name="P6">Outputs from your API may be encapsulated in JSON with a data element.</text:p>
      <text:p text:style-name="P6">e.g., output:</text:p>
      <text:p text:style-name="P6"/>
      <text:p text:style-name="P6">{ "data": [[5, 11], [7, 13]] }</text:p>
      <text:p text:style-name="P6"/>
      <text:p text:style-name="P6">Points: 20 points</text:p>
      <text:p text:style-name="P6"/>
      <text:p text:style-name="P6">Objective: <text:s text:c="2"/>Factorize a positive integer number into its prime factors.</text:p>
      <text:p text:style-name="P6"/>
      <text:p text:style-name="P6">create an API that takes a list of numbers and outputs their prime factors</text:p>
      <text:p text:style-name="P6">each list in the output will correspond to the prime factors of the input</text:p>
      <text:p text:style-name="P6">factors should return a list of a list of numbers as its output</text:p>
      <text:p text:style-name="P6">Additional Info.:</text:p>
      <text:p text:style-name="P6">The factorization of 0 and 1 is an empty list []</text:p>
      <text:p text:style-name="P6">The factorization of 2 is [2]</text:p>
      <text:p text:style-name="P6">The factorization of 4 is [2, 2]</text:p>
      <text:p text:style-name="P6">The factorization of 10 is [2, 5]</text:p>
      <text:p text:style-name="P6">What Should I Submit for Answers?</text:p>
      <text:p text:style-name="P6"/>
      <text:p text:style-name="P6">Create an API that takes a list of numbers and outputs their prime factors.</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0, 6, 7, 9]' [api url]</text:p>
      <text:p text:style-name="P6">Outputs from your API may be encapsulated in JSON with a data element.</text:p>
      <text:p text:style-name="P6">e.g., output:</text:p>
      <text:p text:style-name="P6"/>
      <text:p text:style-name="P6">{ "data": [[], [2, 3], [7], [3, 3]] }</text:p>
      <text:p text:style-name="P6"/>
      <text:p text:style-name="P6">Points: 20 points</text:p>
      <text:p text:style-name="P6"/>
      <text:p text:style-name="P6">Objective: <text:s text:c="2"/>A Pythagorean triple is a triple of positive integers a, b, and c such that a right triangle exists with legs a,b and hypotenuse c. By the Pythagorean theorem, this is equivalent to finding positive integers a, b, and c satisfying: a^2+b^2=c^2. The smallest and best-known Pythagorean <text:soft-page-break/>triple is (a,b,c)=(3,4,5). The right triangle having these side lengths is sometimes called the 3, 4, 5 triangle. Given a number n, find all pythagorean triples such that a &lt; b &lt; c &lt;= n.</text:p>
      <text:p text:style-name="P6"/>
      <text:p text:style-name="P6">create an API that takes a number as input and lists all pythagorean triples below or equal to that number</text:p>
      <text:p text:style-name="P6">return the tuples sorted by their hypotenuse side, c</text:p>
      <text:p text:style-name="P6">What Should I Submit for Answers?</text:p>
      <text:p text:style-name="P6"/>
      <text:p text:style-name="P6">Create an API to calculate Pythagorean triples for n &lt;= 50. Return a list of list of 3 numbers.</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0]' [api url]</text:p>
      <text:p text:style-name="P6">Outputs from your API may be encapsulated in JSON with a data element.</text:p>
      <text:p text:style-name="P6">e.g., output:</text:p>
      <text:p text:style-name="P6"/>
      <text:p text:style-name="P6">{ "data": [[3, 4, 5], [6, 8, 10]] }</text:p>
      <text:p text:style-name="P6"/>
      <text:p text:style-name="P6">Points: 30 points</text:p>
      <text:p text:style-name="P6"/>
      <text:p text:style-name="P6">Objective: <text:s text:c="2"/>We would like to be able to convert Roman numerals to their Arabic number equivalents. We just need some kind of program that can accept Roman numerals and output the Arabic numbers for each input numeral.</text:p>
      <text:p text:style-name="P6"/>
      <text:p text:style-name="P6">create an API that takes a list of strings (roman numerals) and returns a list of numbers</text:p>
      <text:p text:style-name="P6">assume the number is between 1 and 3999, inclusively</text:p>
      <text:p text:style-name="P6">Additional Info.:</text:p>
      <text:p text:style-name="P6">The Romans wrote their numbers using letters; specifically the letters 'I' meaning '1', 'V' meaning '5', 'X' meaning '10', 'L' meaning '50', 'C' meaning '100', 'D' meaning '500', and 'M' meaning '1000'</text:p>
      <text:p text:style-name="P6">There were certain rules that the numerals followed which should be observed</text:p>
      <text:p text:style-name="P6">The symbols 'I', 'X', 'C', and 'M' can be repeated at most 3 times in a row</text:p>
      <text:p text:style-name="P6">The symbols 'V', 'L', and 'D' can never be repeated</text:p>
      <text:p text:style-name="P6">The '1' symbols ('I', 'X', and 'C') can only be subtracted from the 2 next highest values ('IV' and 'IX', 'XL' and 'XC', 'CD' and 'CM')</text:p>
      <text:p text:style-name="P6">Only one subtraction can be made per numeral ('XC' is allowed, 'XXC' is not)</text:p>
      <text:p text:style-name="P6">The '5' symbols ('V', 'L', and 'D') can never be subtracted</text:p>
      <text:p text:style-name="P6">What Should I Submit for Answers?</text:p>
      <text:p text:style-name="P6"/>
      <text:p text:style-name="P6">Create an API to convert a list of Roman numerals to their arabic number counterparts.</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I", "II", "III", "IV", "MMMCMXCIX"]' [api url]</text:p>
      <text:p text:style-name="P6">Outputs from your API may be encapsulated in JSON with a data element.</text:p>
      <text:p text:style-name="P6">e.g., output:</text:p>
      <text:p text:style-name="P6"/>
      <text:p text:style-name="P6">{ "data": [1, 2, 3, 4, 3999] }</text:p>
      <text:p text:style-name="P6"/>
      <text:p text:style-name="P6">Points: 30 points</text:p>
      <text:p text:style-name="P6"><text:soft-page-break/></text:p>
      <text:p text:style-name="P6">Objective: <text:s text:c="2"/>We would like to be able to convert Arabic numbers into their Roman numeral equivalents. We just need some kind of program that can accept Arabic numbers and output the Roman numerals for each input number.</text:p>
      <text:p text:style-name="P6"/>
      <text:p text:style-name="P6">create an API that takes a list of numbers and ouputs a list of strings (roman numerals) for the input number</text:p>
      <text:p text:style-name="P6">assume the numeral is between 1 and 3999, inclusively</text:p>
      <text:p text:style-name="P6">Additional Info.:</text:p>
      <text:p text:style-name="P6">The Romans wrote their numbers using letters; specifically the letters 'I' meaning '1', 'V' meaning '5', 'X' meaning '10', 'L' meaning '50', 'C' meaning '100', 'D' meaning '500', and 'M' meaning '1000'</text:p>
      <text:p text:style-name="P6">There were certain rules that the numerals followed which should be observed</text:p>
      <text:p text:style-name="P6">The symbols 'I', 'X', 'C', and 'M' can be repeated at most 3 times in a row</text:p>
      <text:p text:style-name="P6">The symbols 'V', 'L', and 'D' can never be repeated</text:p>
      <text:p text:style-name="P6">The '1' symbols ('I', 'X', and 'C') can only be subtracted from the 2 next highest values ('IV' and 'IX', 'XL' and 'XC', 'CD' and 'CM')</text:p>
      <text:p text:style-name="P6">Only one subtraction can be made per numeral ('XC' is allowed, 'XXC' is not)</text:p>
      <text:p text:style-name="P6">The '5' symbols ('V', 'L', and 'D') can never be subtracted</text:p>
      <text:p text:style-name="P6">What Should I Submit for Answers?</text:p>
      <text:p text:style-name="P6"/>
      <text:p text:style-name="P6">Create an API to convert a list of numbers to their Roman numeral counterparts.</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 2, 3, 4, 3999]' [api url]</text:p>
      <text:p text:style-name="P6">Outputs from your API may be encapsulated in JSON with a data element.</text:p>
      <text:p text:style-name="P6">e.g., output:</text:p>
      <text:p text:style-name="P6"/>
      <text:p text:style-name="P6">{ "data": ["I", "II", "III", "IV", "MMMCMXCIX"] }</text:p>
      <text:p text:style-name="P6"/>
      <text:p text:style-name="P6">Points: 40 points</text:p>
      <text:p text:style-name="P6"/>
      <text:p text:style-name="P6">Objective: <text:s text:c="2"/>Create a program, which, given a valid sequence of rolls for one line of American Ten-Pin Bowling, produces the total score for the game.</text:p>
      <text:p text:style-name="P6"/>
      <text:p text:style-name="P6">create an API endpoint that takes an array of arrays</text:p>
      <text:p text:style-name="P6">each sub-array is a list of valid rolls for a bowling game</text:p>
      <text:p text:style-name="P6">return an array of scores for each bowling game given</text:p>
      <text:p text:style-name="P6">does not need to check for valid rolls</text:p>
      <text:p text:style-name="P6">does not need to check for correct number of rolls and frames</text:p>
      <text:p text:style-name="P6">does not need to provide scores for intermediate frames</text:p>
      <text:p text:style-name="P6">Additional Info.:</text:p>
      <text:p text:style-name="P6">Each game, or 'line' of bowling, includes ten turns, or 'frames' for the bowler</text:p>
      <text:p text:style-name="P6">In each frame, the bowler gets up to two tries to knock down all the pins</text:p>
      <text:p text:style-name="P6">If in two tries, he fails to knock them all down, his score for that frame is the total number of pins knocked down in his two tries</text:p>
      <text:p text:style-name="P6">If in two tries he knocks them all down, this is called a 'spare' and his score for the frame is ten plus the number of pins knocked down on his next throw (in his next turn)</text:p>
      <text:p text:style-name="P6">If on his first try in the frame he knocks down all the pins, this is called a 'strike'; his turn is over, and his score for the frame is ten plus the simple total of the pins knocked down in his next two rolls</text:p>
      <text:p text:style-name="P6"><text:soft-page-break/>If he gets a spare or strike in the last (tenth) frame, the bowler gets to throw one or two more bonus balls, respectively</text:p>
      <text:p text:style-name="P6">These bonus throws are taken as part of the same turn</text:p>
      <text:p text:style-name="P6">If the bonus throws knock down all the pins, the process does not repeat: the bonus throws are only used to calculate the score of the final frame</text:p>
      <text:p text:style-name="P6">The game score is the total of all frame scores</text:p>
      <text:p text:style-name="P6">What Should I Submit for Answers?</text:p>
      <text:p text:style-name="P6"/>
      <text:p text:style-name="P6">Create an API for the Bowling game.</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0, 0, 0, 0, 0, 0, 0, 0, 0, 0, 0, 0, 0, 0, 0, 0, 0, 0, 0, 0], [1, 1, 1, 1, 1, 1, 1, 1, 1, 1, 1, 1, 1, 1, 1, 1, 1, 1, 1, 1]]' [api url]</text:p>
      <text:p text:style-name="P6">Outputs from your API may be encapsulated in JSON with a data element.</text:p>
      <text:p text:style-name="P6">e.g., output:</text:p>
      <text:p text:style-name="P6"/>
      <text:p text:style-name="P6">{ "data": [0, 20] }</text:p>
      <text:p text:style-name="P6"/>
      <text:p text:style-name="P6">Points: 45 points</text:p>
      <text:p text:style-name="P6"/>
      <text:p text:style-name="P6">Objective: <text:s text:c="2"/>The Game of Life is played on a two dimensional grid of cells, where each cell is either alive or dead. In this version of the problem, the grid is a 7x7 square, and no life can exist off the edges. Write a program to implement the Game of Life</text:p>
      <text:p text:style-name="P6"/>
      <text:p text:style-name="P6">create an API that takes a single integer representing the number of moves to advance.</text:p>
      <text:p text:style-name="P6">Assume the game starts with the alive cells listed below</text:p>
      <text:p text:style-name="P6">Return an array of arrays of 2 representing the x, y positions of the alive cells after the given moves</text:p>
      <text:p text:style-name="P6">create a method 'neighbors' and 'is_cell_alive' which takes the row and col numbers of the cell as input</text:p>
      <text:p text:style-name="P6">create a method 'advance' which takes the number of steps/stages to advance ahead.</text:p>
      <text:p text:style-name="P6">Rule 1: Any live cell with fewer than two live neighbours dies, as if caused by underpopulation.</text:p>
      <text:p text:style-name="P6">Rule 2: Any live cell with more than three live neighbours dies, as if by overcrowding.</text:p>
      <text:p text:style-name="P6">Rule 3: Any live cell with two or three live neighbours lives on to the next generation.</text:p>
      <text:p text:style-name="P6">Rule 4: Any dead cell with exactly three live neighbours becomes a live cell.</text:p>
      <text:p text:style-name="P6">Additional Info.:</text:p>
      <text:p text:style-name="P6">The grid will be a 7x7 square grid where 1 &lt;= row &lt;= 7 and 1 &lt;= col &lt;= 7</text:p>
      <text:p text:style-name="P6">Any item on the grid can be checked to see whether it is alive by calling is_cell_alive(row, col)</text:p>
      <text:p text:style-name="P6">The problem will start with the following initial alive cells: [(2, 3), (3, 2), (5, 3), (4, 2), (5, 2)]</text:p>
      <text:p text:style-name="P6">It looks like this</text:p>
      <text:p text:style-name="P6">| o o o o o o o |</text:p>
      <text:p text:style-name="P6">| o o X X X o o |</text:p>
      <text:p text:style-name="P6">| o X o o X o o |</text:p>
      <text:p text:style-name="P6">| o o o o o o o |</text:p>
      <text:p text:style-name="P6">| o o o o o o o |</text:p>
      <text:p text:style-name="P6">| o o o o o o o |</text:p>
      <text:p text:style-name="P6">| o o o o o o o |</text:p>
      <text:p text:style-name="P6">Where X=alive and o=dead</text:p>
      <text:p text:style-name="P6">Return the list of cells which are alive after the game is advanced 18 steps/stages ordered by row and col</text:p>
      <text:p text:style-name="P6">What Should I Submit for Answers?</text:p>
      <text:p text:style-name="P6"><text:soft-page-break/></text:p>
      <text:p text:style-name="P6">Create an API for the Game of Life and advance your game 18 steps/states</text:p>
      <text:p text:style-name="P6"/>
      <text:p text:style-name="P6">All inputs will be either a number, a list, or a list of lists and come via an HTTP POST to your API's URL. e.g., using curl <text:s/>| <text:s text:c="2"/>see curl's instructions.</text:p>
      <text:p text:style-name="P6"/>
      <text:p text:style-name="P6">curl -X POST -H 'Content-type: application/json' -d '[1]' [api url]</text:p>
      <text:p text:style-name="P6">Outputs from your API may be encapsulated in JSON with a data element.</text:p>
      <text:p text:style-name="P6">e.g., output:</text:p>
      <text:p text:style-name="P6"/>
      <text:p text:style-name="P6">{ "data": [[3, 2], [3, 3], [4, 1], [4, 2], [5, 2], [5, 3]]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x </meta:initial-creator>
    <meta:creation-date>2016-01-30T11:05:30.214739214</meta:creation-date>
    <dc:date>2016-01-31T18:36:13.663496064</dc:date>
    <dc:creator>Tux </dc:creator>
    <meta:editing-duration>P0D</meta:editing-duration>
    <meta:editing-cycles>3</meta:editing-cycles>
    <meta:generator>LibreOffice/4.2.3.3$Linux_X86_64 LibreOffice_project/882f8a0a489bc99a9e60c7905a60226254cb6ff0</meta:generator>
    <meta:document-statistic meta:table-count="0" meta:image-count="0" meta:object-count="0" meta:page-count="8" meta:paragraph-count="211" meta:word-count="3030" meta:character-count="16030" meta:non-whitespace-character-count="13146"/>
  </office:meta>
</office:document-meta>
</file>